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uble_20_Dash_20__28_Rounded_29_" svg:stroke-width="0.035cm" svg:stroke-color="#ff4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ouble_20_Dash_20__28_Rounded_29_" svg:stroke-width="0.035cm" svg:stroke-color="#80008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9" style:family="graphic" style:parent-style-name="objectwithoutfill">
      <style:graphic-properties draw:stroke="dash" draw:stroke-dash="Double_20_Dash_20__28_Rounded_29_" svg:stroke-width="0.035cm" svg:stroke-color="#ff0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style:text-properties style:font-name="Ubuntu Mono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5.715cm" svg:x2="7.667cm" svg:y2="5.715cm">
          <text:p/>
        </draw:line>
        <draw:line draw:style-name="gr2" draw:text-style-name="P2" draw:layer="layout" svg:x1="1.952cm" svg:y1="5.715cm" svg:x2="1.952cm" svg:y2="4.128cm">
          <text:p/>
        </draw:line>
        <draw:frame draw:style-name="gr3" draw:text-style-name="P3" draw:layer="layout" svg:width="0.635cm" svg:height="0.806cm" svg:x="1.635cm" svg:y="5.862cm">
          <draw:text-box>
            <text:p><text:span text:style-name="T1">0</text:span></text:p>
          </draw:text-box>
        </draw:frame>
        <draw:frame draw:style-name="gr4" draw:text-style-name="P4" draw:layer="layout" svg:width="12.064cm" svg:height="1.739cm" svg:x="2.906cm" svg:y="1.483cm">
          <draw:text-box>
            <text:p><text:span text:style-name="T2">switchE :: Events (Events a) -&gt; Events a</text:span></text:p>
            <text:p><text:span text:style-name="T2"/></text:p>
          </draw:text-box>
        </draw:frame>
        <draw:line draw:style-name="gr5" draw:text-style-name="P2" draw:layer="layout" svg:x1="3.54cm" svg:y1="5.715cm" svg:x2="3.54cm" svg:y2="3.493cm">
          <text:p/>
        </draw:line>
        <draw:line draw:style-name="gr6" draw:text-style-name="P2" draw:layer="layout" svg:x1="5.445cm" svg:y1="5.715cm" svg:x2="5.445cm" svg:y2="4.128cm">
          <text:p/>
        </draw:line>
        <draw:line draw:style-name="gr7" draw:text-style-name="P2" draw:layer="layout" svg:x1="6.715cm" svg:y1="5.715cm" svg:x2="6.715cm" svg:y2="3.493cm">
          <text:p/>
        </draw:line>
        <draw:line draw:style-name="gr1" draw:text-style-name="P1" draw:layer="layout" svg:x1="8.938cm" svg:y1="5.762cm" svg:x2="15.922cm" svg:y2="5.762cm">
          <text:p/>
        </draw:line>
        <draw:line draw:style-name="gr2" draw:text-style-name="P2" draw:layer="layout" svg:x1="8.937cm" svg:y1="5.762cm" svg:x2="8.937cm" svg:y2="4.175cm">
          <text:p/>
        </draw:line>
        <draw:frame draw:style-name="gr3" draw:text-style-name="P3" draw:layer="layout" svg:width="0.635cm" svg:height="0.806cm" svg:x="8.62cm" svg:y="5.909cm">
          <draw:text-box>
            <text:p><text:span text:style-name="T1">0</text:span></text:p>
          </draw:text-box>
        </draw:frame>
        <draw:line draw:style-name="gr5" draw:text-style-name="P2" draw:layer="layout" svg:x1="11.16cm" svg:y1="5.762cm" svg:x2="11.16cm" svg:y2="3.54cm">
          <text:p/>
        </draw:line>
        <draw:line draw:style-name="gr5" draw:text-style-name="P2" draw:layer="layout" svg:x1="12.748cm" svg:y1="5.762cm" svg:x2="12.748cm" svg:y2="3.54cm">
          <text:p/>
        </draw:line>
        <draw:line draw:style-name="gr6" draw:text-style-name="P2" draw:layer="layout" svg:x1="14.018cm" svg:y1="5.762cm" svg:x2="14.018cm" svg:y2="3.54cm">
          <text:p/>
        </draw:line>
        <draw:frame draw:style-name="gr8" draw:text-style-name="P4" draw:layer="layout" svg:width="4.762cm" svg:height="1.361cm" svg:x="2.905cm" svg:y="6.123cm">
          <draw:text-box>
            <text:p text:style-name="P5"><text:span text:style-name="T2">Events (Events a)</text:span></text:p>
          </draw:text-box>
        </draw:frame>
        <draw:frame draw:style-name="gr3" draw:text-style-name="P4" draw:layer="layout" svg:width="2.857cm" svg:height="0.806cm" svg:x="10.843cm" svg:y="6.1cm">
          <draw:text-box>
            <text:p text:style-name="P5"><text:span text:style-name="T2">Events a</text:span></text:p>
          </draw:text-box>
        </draw:frame>
        <draw:line draw:style-name="gr2" draw:text-style-name="P2" draw:layer="layout" svg:x1="9.551cm" svg:y1="5.746cm" svg:x2="9.572cm" svg:y2="3.587cm">
          <text:p/>
        </draw:line>
        <draw:line draw:style-name="gr2" draw:text-style-name="P2" draw:layer="layout" svg:x1="10.208cm" svg:y1="5.762cm" svg:x2="10.229cm" svg:y2="4.175cm">
          <text:p/>
        </draw:line>
        <draw:line draw:style-name="gr5" draw:text-style-name="P2" draw:layer="layout" svg:x1="12.113cm" svg:y1="5.762cm" svg:x2="12.113cm" svg:y2="2.905cm">
          <text:p/>
        </draw:line>
        <draw:line draw:style-name="gr9" draw:text-style-name="P2" draw:layer="layout" svg:x1="13.383cm" svg:y1="5.762cm" svg:x2="13.383cm" svg:y2="4.175cm">
          <text:p/>
        </draw:line>
        <draw:line draw:style-name="gr7" draw:text-style-name="P2" draw:layer="layout" svg:x1="14.653cm" svg:y1="5.762cm" svg:x2="14.653cm" svg:y2="2.587cm">
          <text:p/>
        </draw:line>
        <draw:line draw:style-name="gr7" draw:text-style-name="P2" draw:layer="layout" svg:x1="15.287cm" svg:y1="5.762cm" svg:x2="15.287cm" svg:y2="4.1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3:27:00.707652911</dc:date>
    <meta:editing-duration>PT33M2S</meta:editing-duration>
    <meta:editing-cycles>7</meta:editing-cycles>
    <meta:generator>LibreOffice/7.2.5.2.0$Linux_X86_64 LibreOffice_project/711f8d38e9451cd2fd39b6963d2a3fc166f04cb1</meta:generator>
    <meta:document-statistic meta:object-count="21"/>
  </office:meta>
</office:document-meta>
</file>